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6e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16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6e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dd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4a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1e6ed6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2216d1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25ddfe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274ac0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2838b9" style:font-name-asian="Courier New" style:font-size-asian="12pt" style:font-name-complex="Courier New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MathematicaFormatStandardForm"><text:span text:style-name="T4">It looks like here I was trying to enumerate the relationship between certain basic functions and then their </text:span></text:span><text:span text:style-name="MathematicaFormatStandardForm"><text:span text:style-name="T6">arbitrary </text:span></text:span><text:span text:style-name="MathematicaFormatStandardForm"><text:span text:style-name="T4">complex dirichlet convolutions </text:span></text:span><text:span text:style-name="MathematicaFormatStandardForm"><text:span text:style-name="T6">based on the prime factorizatons of their inputs.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4">The prototypical example of this would be the divisor function, when it admits complex values, which is to say,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1"><draw:frame draw:style-name="fr1" draw:name="Object15" text:anchor-type="as-char" svg:y="-0.1866in" svg:width="1.5772in" svg:height="0.355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4">I have since become convinced that it is much more natural to write this with the Pochhammer symbol, which is to say, as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1"><draw:frame draw:style-name="fr1" draw:name="Object16" text:anchor-type="as-char" svg:y="-0.2638in" svg:width="1.1in" svg:height="0.433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4">(granting for a second that the Pochammer notation itself is a bit frustrating)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4">I won't rehash the reasoning here, but the general thrust is covered in my notes about additive convolutions</text:span></text:span></text:p>
      <text:p text:style-name="P5"><text:span text:style-name="MathematicaFormatStandardForm"><text:span text:style-name="T5"/></text:span></text:p>
      <text:p text:style-name="P4"><text:span text:style-name="MathematicaFormatStandardForm"><text:span text:style-name="T4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1484in" svg:width="0.648in" svg:height="0.1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492" text:anchor-type="as-char" svg:y="-0.1866in" svg:width="1.5925in" svg:height="0.355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" text:anchor-type="as-char" svg:y="-0.1484in" svg:width="0.8898in" svg:height="0.19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2" text:anchor-type="as-char" svg:y="-0.1866in" svg:width="1.4953in" svg:height="0.355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5" text:anchor-type="as-char" svg:y="-0.1484in" svg:width="0.9583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4" text:anchor-type="as-char" svg:y="-0.1866in" svg:width="1.7417in" svg:height="0.355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7" text:anchor-type="as-char" svg:y="-0.1484in" svg:width="0.6555in" svg:height="0.190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6" text:anchor-type="as-char" svg:y="-0.1866in" svg:width="1.7in" svg:height="0.355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9" text:anchor-type="as-char" svg:y="-0.172in" svg:width="1.1654in" svg:height="0.23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" text:anchor-type="as-char" svg:y="-0.1866in" svg:width="1.9543in" svg:height="0.355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This is the liouville lambda function</text:span></text:span></text:p>
      <text:p text:style-name="P1"><text:span text:style-name="MathematicaFormatStandardForm"><text:span text:style-name="T1"><draw:frame draw:style-name="fr1" draw:name="Object11" text:anchor-type="as-char" svg:y="-0.1484in" svg:width="0.8957in" svg:height="0.19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10" text:anchor-type="as-char" svg:y="-0.1866in" svg:width="1.1902in" svg:height="0.355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3" text:anchor-type="as-char" svg:y="-0.172in" svg:width="0.9366in" svg:height="0.21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oft-page-break/><text:span text:style-name="MathematicaFormatStandardForm"><text:span text:style-name="T1"><draw:frame draw:style-name="fr1" draw:name="Object12" text:anchor-type="as-char" svg:y="-0.1866in" svg:width="1.0925in" svg:height="0.355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2">This is the </text:span></text:span><text:span text:style-name="MathematicaFormatStandardForm"><text:span text:style-name="T3">prime, not prime power, function</text:span></text:span></text:p>
      <text:p text:style-name="P2"><text:span text:style-name="MathematicaFormatStandardForm"><text:span text:style-name="T1"><draw:frame draw:style-name="fr1" draw:name="Object14" text:anchor-type="as-char" svg:y="-0.2445in" svg:width="1.0835in" svg:height="0.4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4:55:43.800000000</meta:creation-date>
    <dc:date>2016-02-04T11:20:18.729000000</dc:date>
    <meta:editing-duration>PT3H45M20S</meta:editing-duration>
    <meta:editing-cycles>5</meta:editing-cycles>
    <meta:generator>LibreOffice/5.0.0.5$Windows_x86 LibreOffice_project/1b1a90865e348b492231e1c451437d7a15bb262b</meta:generator>
    <meta:document-statistic meta:table-count="0" meta:image-count="0" meta:object-count="17" meta:page-count="2" meta:paragraph-count="24" meta:word-count="117" meta:character-count="698" meta:non-whitespace-character-count="588"/>
  </office:meta>
</office:document-meta>
</file>

<file path=Object 1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 mathvariant="normal">α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 mathvariant="normal">α</mi>
              </mtd>
            </mtr>
          </mtable>
        </mrow>
        <mo fence="true" stretchy="false">)</mo>
      </mrow>
    </mrow>
    <annotation encoding="StarMath 5.0">f_z(n) = prod from {p^%alpha divides n} (-1)^{%alpha}(binom{-z}{%alpha})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sub>
          <mi>d</mi>
          <mi>x</mi>
        </msub>
      </mrow>
      <mrow>
        <mrow>
          <mo stretchy="false">(</mo>
          <mrow>
            <mi>n</mi>
          </mrow>
          <mo stretchy="false">)</mo>
        </mrow>
        <mo stretchy="false">⋅</mo>
        <msup>
          <mi>n</mi>
          <mi>p</mi>
        </msup>
      </mrow>
    </mrow>
    <annotation encoding="StarMath 5.0">f(n) = d_x(n) cdot n^p</annotation>
  </semantics>
</math>
</file>

<file path=Object 11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o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</mrow>
                  </mtd>
                </mtr>
                <mtr>
                  <mtd>
                    <mrow>
                      <mo stretchy="false">α</mo>
                    </mrow>
                  </mtd>
                </mtr>
              </mtable>
            </mrow>
            <mo stretchy="false">)</mo>
          </mrow>
        </mrow>
      </mrow>
    </mrow>
    <annotation encoding="StarMath 5.0">f_z(n) = prod from {p^%alpha divides n} (binom{-z}{%alpha})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λ</mo>
      </mrow>
      <mrow>
        <mo stretchy="false">(</mo>
        <mrow>
          <mi>n</mi>
        </mrow>
        <mo stretchy="false">)</mo>
      </mrow>
    </mrow>
    <annotation encoding="StarMath 5.0">f(n) = %lambda(n)</annotation>
  </semantics>
</math>
</file>

<file path=Object 13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o stretchy="false">α</mo>
                    </mrow>
                  </mtd>
                </mtr>
              </mtable>
            </mrow>
            <mo stretchy="false">)</mo>
          </mrow>
        </mrow>
      </mrow>
    </mrow>
    <annotation encoding="StarMath 5.0">f_z(n) = prod from {p^%alpha divides n} (binom{z}{%alpha})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μ</mo>
      </mrow>
      <msup>
        <mrow>
          <mo stretchy="false">(</mo>
          <mrow>
            <mi>n</mi>
          </mrow>
          <mo stretchy="false">)</mo>
        </mrow>
        <mn>2</mn>
      </msup>
    </mrow>
    <annotation encoding="StarMath 5.0">f(n) = %mu(n)^2</annotation>
  </semantics>
</math>
</file>

<file path=Object 15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frac>
            <msup>
              <mi>z</mi>
              <mi mathvariant="normal">α</mi>
            </msup>
            <mrow>
              <mi mathvariant="normal">α</mi>
              <mi>!</mi>
            </mrow>
          </mfrac>
        </mrow>
      </mrow>
    </mrow>
    <annotation encoding="StarMath 5.0">f_z(n) = prod from {p^%alpha divides n} {{z^{%alpha}} over {%alpha!}}</annotation>
  </semantics>
</math>
</file>

<file path=Object 16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 mathvariant="normal">α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 mathvariant="normal">α</mi>
              </mtd>
            </mtr>
          </mtable>
        </mrow>
        <mo fence="true" stretchy="false">)</mo>
      </mrow>
    </mrow>
    <annotation encoding="StarMath 5.0">d_z(n) = prod from {p^%alpha divides n} (-1)^{%alpha}(binom{-z}{%alpha})</annotation>
  </semantics>
</math>
</file>

<file path=Object 17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frac>
            <msup>
              <mi>z</mi>
              <mrow>
                <mo fence="true" stretchy="false">(</mo>
                <mrow>
                  <mi mathvariant="normal">α</mi>
                </mrow>
                <mo fence="true" stretchy="false">)</mo>
              </mrow>
            </msup>
            <mrow>
              <mi mathvariant="normal">α</mi>
              <mi>!</mi>
            </mrow>
          </mfrac>
        </mrow>
      </mrow>
    </mrow>
    <annotation encoding="StarMath 5.0">d_z(n) = prod from {p^%alpha divides n} {{z^(%alpha)} over {%alpha!}}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f(n) = 1</annotation>
  </semantics>
</math>
</file>

<file path=Object 3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α</mo>
            </mrow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o stretchy="false">α</mo>
                </mrow>
              </mtd>
            </mtr>
          </mtable>
        </mrow>
        <mo stretchy="false">)</mo>
      </mrow>
    </mrow>
    <annotation encoding="StarMath 5.0">f_z(n) = prod from {p^%alpha divides n} (-1)^{%alpha}(binom{z}{%alpha}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μ</mo>
      </mrow>
      <mrow>
        <mo stretchy="false">(</mo>
        <mrow>
          <mi>n</mi>
        </mrow>
        <mo stretchy="false">)</mo>
      </mrow>
    </mrow>
    <annotation encoding="StarMath 5.0">f(n) = %mu(n)</annotation>
  </semantics>
</math>
</file>

<file path=Object 5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α</mo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o stretchy="false">−</mo>
                      <mi>x</mi>
                    </mrow>
                    <mo stretchy="false">⋅</mo>
                    <mi>z</mi>
                  </mrow>
                </mrow>
              </mtd>
            </mtr>
            <mtr>
              <mtd>
                <mrow>
                  <mo stretchy="false">α</mo>
                </mrow>
              </mtd>
            </mtr>
          </mtable>
        </mrow>
        <mo stretchy="false">)</mo>
      </mrow>
    </mrow>
    <annotation encoding="StarMath 5.0">f_z(n) = prod from {p^%alpha divides n} (-1)^{%alpha}(binom{-x cdot z}{%alpha})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sub>
          <mi>d</mi>
          <mi>x</mi>
        </msub>
      </mrow>
      <mrow>
        <mo stretchy="false">(</mo>
        <mrow>
          <mi>n</mi>
        </mrow>
        <mo stretchy="false">)</mo>
      </mrow>
    </mrow>
    <annotation encoding="StarMath 5.0">f(n) = d_x(n)</annotation>
  </semantics>
</math>
</file>

<file path=Object 7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i>n</mi>
      </mrow>
      <mrow>
        <munder>
          <mo stretchy="false">∏</mo>
          <mrow>
            <mrow>
              <msup>
                <mi>p</mi>
                <mo stretchy="false">α</mo>
              </msup>
              <mo stretchy="false">∣</mo>
              <mi>n</mi>
            </mrow>
          </mrow>
        </mund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row>
            <mo stretchy="false">α</mo>
          </mrow>
        </msup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o stretchy="false">α</mo>
                </mrow>
              </mtd>
            </mtr>
          </mtable>
        </mrow>
        <mo stretchy="false">)</mo>
      </mrow>
    </mrow>
    <annotation encoding="StarMath 5.0">f_z(n) = n prod from {p^%alpha divides n} (-1)^{%alpha}(binom{-z}{%alpha})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n</mi>
      </mrow>
    </mrow>
    <annotation encoding="StarMath 5.0">f(n) = n</annotation>
  </semantics>
</math>
</file>

<file path=Object 9/content.xml><?xml version="1.0" encoding="utf-8"?>
<math xmlns="http://www.w3.org/1998/Math/MathML">
  <semantics>
    <mrow>
      <msub>
        <mi>f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sup>
            <mi>n</mi>
            <mi>p</mi>
          </msup>
          <mo stretchy="false">⋅</mo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o stretchy="false">α</mo>
              </mrow>
            </msup>
          </mrow>
        </mrow>
      </mrow>
      <mrow>
        <mo stretchy="false">(</mo>
        <mrow>
          <mtable>
            <mtr>
              <mtd>
                <mrow>
                  <mrow>
                    <mrow>
                      <mo stretchy="false">−</mo>
                      <mi>x</mi>
                    </mrow>
                    <mo stretchy="false">⋅</mo>
                    <mi>z</mi>
                  </mrow>
                </mrow>
              </mtd>
            </mtr>
            <mtr>
              <mtd>
                <mrow>
                  <mo stretchy="false">α</mo>
                </mrow>
              </mtd>
            </mtr>
          </mtable>
        </mrow>
        <mo stretchy="false">)</mo>
      </mrow>
    </mrow>
    <annotation encoding="StarMath 5.0">f_z(n) = n^p cdot prod from {p^%alpha divides n} (-1)^{%alpha}(binom{-x cdot z}{%alpha})</annotation>
  </semantics>
</math>
</file>